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532cm" svg:height="21.954cm" svg:x="0cm" svg:y="0cm">
            <draw:object draw:notify-on-update-of-ranges="Tabelle1.A1:Tabelle1.B1 Tabelle1.A2:Tabelle1.B99 Tabelle1.C1:Tabelle1.C1 Tabelle1.C2:Tabelle1.C99 Tabelle1.D1:Tabelle1.D1 Tabelle1.D2:Tabelle1.D99 Tabelle1.E1:Tabelle1.E1 Tabelle1.E2:Tabelle1.E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ce1" office:value-type="string">
            <text:p>Changeset</text:p>
          </table:table-cell>
          <table:table-cell office:value-type="string">
            <text:p>New Ticket</text:p>
          </table:table-cell>
          <table:table-cell office:value-type="string">
            <text:p>Closed Ticket</text:p>
          </table:table-cell>
          <table:table-cell table:number-columns-repeated="7"/>
        </table:table-row>
        <table:table-row table:style-name="ro1">
          <table:table-cell office:value-type="string">
            <text:p>Woche 1</text:p>
          </table:table-cell>
          <table:table-cell/>
          <table:table-cell table:style-name="ce1" office:value-type="float" office:value="2">
            <text:p>2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number-columns-repeated="7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>
            <text:p>Woche 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2">
            <text:p>2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>
            <text:p>Woche 3</text:p>
          </table:table-cell>
          <table:table-cell table:style-name="ce1" table:number-columns-repeated="2"/>
          <table:table-cell table:number-columns-repeated="9"/>
        </table:table-row>
        <table:table-row table:style-name="ro1" table:number-rows-repeated="6"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>
            <text:p>Woche 4</text:p>
          </table:table-cell>
          <table:table-cell table:style-name="ce1" table:number-columns-repeated="2"/>
          <table:table-cell table:number-columns-repeated="9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string">
            <text:p>Woche 5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float" office:value="3">
            <text:p>3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>
            <text:p>Woche 6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4">
            <text:p>4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string">
            <text:p>Woche 7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number-columns-repeated="9"/>
        </table:table-row>
        <table:table-row table:style-name="ro1" table:number-rows-repeated="4"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>
            <text:p>Woche 8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table:style-name="ce1"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>
            <text:p>Woche 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Woche 1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Woche 11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/>
          <table:table-cell office:value-type="float" office:value="3">
            <text:p>3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>
            <text:p>Woche 12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>
            <text:p>Woche 13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table:style-name="ce1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Woche 14</text:p>
          </table:table-cell>
          <table:table-cell/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20.08.2012</text:date>, <text:time>16:4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 Schlegel</meta:initial-creator>
    <meta:creation-date>2012-08-20T14:51:07</meta:creation-date>
    <dc:date>2012-08-20T16:48:47</dc:date>
    <dc:creator>Alexa Schlegel</dc:creator>
    <meta:editing-duration>PT26M37S</meta:editing-duration>
    <meta:editing-cycles>5</meta:editing-cycles>
    <meta:generator>LibreOffice/3.4$Unix LibreOffice_project/340m1$Build-402</meta:generator>
    <meta:document-statistic meta:table-count="3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Standard"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Arial" style:font-style-name="Standard" fo:font-size="8pt" style:font-size-asian="10pt" style:font-size-complex="10pt"/>
    </style:style>
    <style:style style:name="ch5" style:family="chart">
      <style:chart-properties chart:auto-position="true" style:rotation-angle="9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family="Arial" style:font-style-name="Standard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Arial" style:font-style-name="Standard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"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66666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b3b3b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33cm" svg:height="21.955cm" xlink:href=".." xlink:type="simple" chart:class="chart:bar" chart:style-name="ch1">
        <chart:legend chart:legend-position="top" svg:x="4.21cm" svg:y="1.198cm" style:legend-expansion="wide" chart:style-name="ch2"/>
        <chart:plot-area chart:style-name="ch3" table:cell-range-address="Tabelle1.A1:Tabelle1.E99" chart:data-source-has-labels="both" svg:x="1.37cm" svg:y="2.674cm" svg:width="13.543cm" svg:height="17.812cm">
          <chartooo:coordinate-region svg:x="3.167cm" svg:y="2.674cm" svg:width="11.559cm" svg:height="17.165cm"/>
          <chart:axis chart:dimension="x" chart:name="primary-x" chart:style-name="ch4" chartooo:axis-type="auto">
            <chartooo:date-scale/>
            <chart:title svg:x="0.451cm" svg:y="12.319cm" chart:style-name="ch5">
              <text:p>Zeitraum</text:p>
            </chart:title>
            <chart:categories table:cell-range-address="Tabelle1.A2:Tabelle1.B99"/>
          </chart:axis>
          <chart:axis chart:dimension="y" chart:name="primary-y" chart:style-name="ch6">
            <chart:title svg:x="6.291cm" svg:y="20.926cm" chart:style-name="ch7">
              <text:p>Anzahl der Änderungen</text:p>
            </chart:title>
            <chart:grid chart:style-name="ch8" chart:class="major"/>
          </chart:axis>
          <chart:series chart:style-name="ch9" chart:values-cell-range-address="Tabelle1.C2:Tabelle1.C99" chart:label-cell-address="Tabelle1.C1:Tabelle1.C1" chart:class="chart:bar">
            <chart:data-point chart:repeated="98"/>
          </chart:series>
          <chart:series chart:style-name="ch10" chart:values-cell-range-address="Tabelle1.D2:Tabelle1.D99" chart:label-cell-address="Tabelle1.D1:Tabelle1.D1" chart:class="chart:bar">
            <chart:data-point chart:repeated="98"/>
          </chart:series>
          <chart:series chart:style-name="ch11" chart:values-cell-range-address="Tabelle1.E2:Tabelle1.E99" chart:label-cell-address="Tabelle1.E1:Tabelle1.E1" chart:class="chart:bar">
            <chart:data-point chart:repeated="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set</text:p>
                <draw:g>
                  <svg:desc>Tabelle1.C1:Tabelle1.C1</svg:desc>
                </draw:g>
              </table:table-cell>
              <table:table-cell office:value-type="string">
                <text:p>New Ticket</text:p>
                <draw:g>
                  <svg:desc>Tabelle1.D1:Tabelle1.D1</svg:desc>
                </draw:g>
              </table:table-cell>
              <table:table-cell office:value-type="string">
                <text:p>Closed Ticket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che 1</text:p>
                <text:list>
                  <text:list-item>
                    <text:p>Woche 1</text:p>
                  </text:list-item>
                  <text:list-item>
                    <text:p/>
                  </text:list-item>
                </text:list>
                <draw:g>
                  <svg:desc>Tabelle1.A2:Tabelle1.B99</svg:desc>
                </draw:g>
              </table:table-cell>
              <table:table-cell office:value-type="float" office:value="2">
                <text:p>2</text:p>
                <draw:g>
                  <svg:desc>Tabelle1.C2:Tabelle1.C99</svg:desc>
                </draw:g>
              </table:table-cell>
              <table:table-cell office:value-type="float" office:value="NaN">
                <text:p>NaN</text:p>
                <draw:g>
                  <svg:desc>Tabelle1.D2:Tabelle1.D99</svg:desc>
                </draw:g>
              </table:table-cell>
              <table:table-cell office:value-type="float" office:value="NaN">
                <text:p>NaN</text:p>
                <draw:g>
                  <svg:desc>Tabelle1.E2:Tabelle1.E99</svg:desc>
                </draw:g>
              </table:table-cell>
            </table:table-row>
            <table:table-row>
              <table:table-cell office:value-type="string">
                <text:p>Woche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2</text:p>
                <text:list>
                  <text:list-item>
                    <text:p>Woche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3</text:p>
                <text:list>
                  <text:list-item>
                    <text:p>Woche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4</text:p>
                <text:list>
                  <text:list-item>
                    <text:p>Woche 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5</text:p>
                <text:list>
                  <text:list-item>
                    <text:p>Woche 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6</text:p>
                <text:list>
                  <text:list-item>
                    <text:p>Woche 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7</text:p>
                <text:list>
                  <text:list-item>
                    <text:p>Woche 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8</text:p>
                <text:list>
                  <text:list-item>
                    <text:p>Woche 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oche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9</text:p>
                <text:list>
                  <text:list-item>
                    <text:p>Woche 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0</text:p>
                <text:list>
                  <text:list-item>
                    <text:p>Woche 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che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oche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che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1</text:p>
                <text:list>
                  <text:list-item>
                    <text:p>Woche 1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oche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2</text:p>
                <text:list>
                  <text:list-item>
                    <text:p>Woche 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che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3</text:p>
                <text:list>
                  <text:list-item>
                    <text:p>Woche 1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che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oche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che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oche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4</text:p>
                <text:list>
                  <text:list-item>
                    <text:p>Woche 1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che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